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39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03pt" svg:height="255.26pt" svg:x="496.06pt" svg:y="14.8pt">
            <draw:object draw:notify-on-update-of-ranges="Sheet1.B2:Sheet1.B2 Sheet1.B3:Sheet1.B27 Sheet1.C2:Sheet1.C2 Sheet1.C3:Sheet1.C27 Sheet1.B2:Sheet1.B2 Sheet1.B3:Sheet1.B27 Sheet1.D2:Sheet1.D2 Sheet1.D3:Sheet1.D27 Sheet1.B2:Sheet1.B2 Sheet1.B3:Sheet1.B27 Sheet1.E2:Sheet1.E2 Sheet1.E3:Sheet1.E27 Sheet1.B2:Sheet1.B2 Sheet1.B3:Sheet1.B27 Sheet1.F2:Sheet1.F2 Sheet1.F3:Sheet1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495.41pt" svg:y="310.54pt">
            <draw:object draw:notify-on-update-of-ranges="Sheet1.B23:Sheet1.B25 Sheet1.C2:Sheet1.C2 Sheet1.C23:Sheet1.C25 Sheet1.D2:Sheet1.D2 Sheet1.D23:Sheet1.D25 Sheet1.E2:Sheet1.E2 Sheet1.E23:Sheet1.E25 Sheet1.F2:Sheet1.F2 Sheet1.F23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6" office:value-type="string" calcext:value-type="string">
            <text:p>one1DMatrix</text:p>
          </table:table-cell>
          <table:table-cell table:style-name="ce6" office:value-type="string" calcext:value-type="string">
            <text:p>two1DMatrices</text:p>
          </table:table-cell>
          <table:table-cell table:style-name="ce6" office:value-type="string" calcext:value-type="string">
            <text:p>one2DMatrix</text:p>
          </table:table-cell>
          <table:table-cell table:style-name="ce6" office:value-type="string" calcext:value-type="string">
            <text:p>two2DMatrice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441100001335144" calcext:value-type="float">
            <text:p>0.4411ms</text:p>
          </table:table-cell>
          <table:table-cell office:value-type="float" office:value="0.793900012969971" calcext:value-type="float">
            <text:p>0.7939ms</text:p>
          </table:table-cell>
          <table:table-cell office:value-type="float" office:value="10.7163000106812" calcext:value-type="float">
            <text:p>10.7163ms</text:p>
          </table:table-cell>
          <table:table-cell office:value-type="float" office:value="7.68980002403259" calcext:value-type="float">
            <text:p>7.6898m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470399975776672" calcext:value-type="float">
            <text:p>0.4704ms</text:p>
          </table:table-cell>
          <table:table-cell office:value-type="float" office:value="0.830900013446808" calcext:value-type="float">
            <text:p>0.8309ms</text:p>
          </table:table-cell>
          <table:table-cell office:value-type="float" office:value="12.0228999853134" calcext:value-type="float">
            <text:p>12.0229ms</text:p>
          </table:table-cell>
          <table:table-cell office:value-type="float" office:value="8.33299994468689" calcext:value-type="float">
            <text:p>8.3330ms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486699998378754" calcext:value-type="float">
            <text:p>0.4867ms</text:p>
          </table:table-cell>
          <table:table-cell office:value-type="float" office:value="0.450800001621246" calcext:value-type="float">
            <text:p>0.4508ms</text:p>
          </table:table-cell>
          <table:table-cell office:value-type="float" office:value="8.05009996891022" calcext:value-type="float">
            <text:p>8.0501ms</text:p>
          </table:table-cell>
          <table:table-cell office:value-type="float" office:value="7.66549998521805" calcext:value-type="float">
            <text:p>7.6655m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480099976062775" calcext:value-type="float">
            <text:p>0.4801ms</text:p>
          </table:table-cell>
          <table:table-cell office:value-type="float" office:value="0.443300008773804" calcext:value-type="float">
            <text:p>0.4433ms</text:p>
          </table:table-cell>
          <table:table-cell office:value-type="float" office:value="7.79350000619888" calcext:value-type="float">
            <text:p>7.7935ms</text:p>
          </table:table-cell>
          <table:table-cell office:value-type="float" office:value="7.9225999712944" calcext:value-type="float">
            <text:p>7.9226m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436099946498871" calcext:value-type="float">
            <text:p>0.4361ms</text:p>
          </table:table-cell>
          <table:table-cell office:value-type="float" office:value="0.738499999046326" calcext:value-type="float">
            <text:p>0.7385ms</text:p>
          </table:table-cell>
          <table:table-cell office:value-type="float" office:value="7.84499996900559" calcext:value-type="float">
            <text:p>7.8450ms</text:p>
          </table:table-cell>
          <table:table-cell office:value-type="float" office:value="8.09759998321533" calcext:value-type="float">
            <text:p>8.0976m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442200005054474" calcext:value-type="float">
            <text:p>0.4422ms</text:p>
          </table:table-cell>
          <table:table-cell office:value-type="float" office:value="0.433899998664856" calcext:value-type="float">
            <text:p>0.4339ms</text:p>
          </table:table-cell>
          <table:table-cell office:value-type="float" office:value="7.60869997739792" calcext:value-type="float">
            <text:p>7.6087ms</text:p>
          </table:table-cell>
          <table:table-cell office:value-type="float" office:value="7.95370000600815" calcext:value-type="float">
            <text:p>7.9537m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496899962425232" calcext:value-type="float">
            <text:p>0.4969ms</text:p>
          </table:table-cell>
          <table:table-cell office:value-type="float" office:value="0.438700020313263" calcext:value-type="float">
            <text:p>0.4387ms</text:p>
          </table:table-cell>
          <table:table-cell office:value-type="float" office:value="7.64039999246597" calcext:value-type="float">
            <text:p>7.6404ms</text:p>
          </table:table-cell>
          <table:table-cell office:value-type="float" office:value="7.50919997692108" calcext:value-type="float">
            <text:p>7.5092ms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447400033473969" calcext:value-type="float">
            <text:p>0.4474ms</text:p>
          </table:table-cell>
          <table:table-cell office:value-type="float" office:value="0.82260000705719" calcext:value-type="float">
            <text:p>0.8226ms</text:p>
          </table:table-cell>
          <table:table-cell office:value-type="float" office:value="8.25599998235703" calcext:value-type="float">
            <text:p>8.2560ms</text:p>
          </table:table-cell>
          <table:table-cell office:value-type="float" office:value="8.94280004501343" calcext:value-type="float">
            <text:p>8.9428m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485900044441223" calcext:value-type="float">
            <text:p>0.4859ms</text:p>
          </table:table-cell>
          <table:table-cell office:value-type="float" office:value="0.440799951553345" calcext:value-type="float">
            <text:p>0.4408ms</text:p>
          </table:table-cell>
          <table:table-cell office:value-type="float" office:value="7.71399998664856" calcext:value-type="float">
            <text:p>7.7140ms</text:p>
          </table:table-cell>
          <table:table-cell office:value-type="float" office:value="7.74540001153946" calcext:value-type="float">
            <text:p>7.7454m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463800013065338" calcext:value-type="float">
            <text:p>0.4638ms</text:p>
          </table:table-cell>
          <table:table-cell office:value-type="float" office:value="0.452800035476685" calcext:value-type="float">
            <text:p>0.4528ms</text:p>
          </table:table-cell>
          <table:table-cell office:value-type="float" office:value="7.97049999237061" calcext:value-type="float">
            <text:p>7.9705ms</text:p>
          </table:table-cell>
          <table:table-cell office:value-type="float" office:value="7.69980001449585" calcext:value-type="float">
            <text:p>7.6998m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430299997329712" calcext:value-type="float">
            <text:p>0.4303ms</text:p>
          </table:table-cell>
          <table:table-cell office:value-type="float" office:value="0.46560001373291" calcext:value-type="float">
            <text:p>0.4656ms</text:p>
          </table:table-cell>
          <table:table-cell office:value-type="float" office:value="7.70679998397827" calcext:value-type="float">
            <text:p>7.7068ms</text:p>
          </table:table-cell>
          <table:table-cell office:value-type="float" office:value="7.68099999427795" calcext:value-type="float">
            <text:p>7.6810m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749400019645691" calcext:value-type="float">
            <text:p>0.7494ms</text:p>
          </table:table-cell>
          <table:table-cell office:value-type="float" office:value="0.44539999961853" calcext:value-type="float">
            <text:p>0.4454ms</text:p>
          </table:table-cell>
          <table:table-cell office:value-type="float" office:value="8.09040004014969" calcext:value-type="float">
            <text:p>8.0904ms</text:p>
          </table:table-cell>
          <table:table-cell office:value-type="float" office:value="8.00189995765686" calcext:value-type="float">
            <text:p>8.0019m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499700009822845" calcext:value-type="float">
            <text:p>0.4997ms</text:p>
          </table:table-cell>
          <table:table-cell office:value-type="float" office:value="0.445999979972839" calcext:value-type="float">
            <text:p>0.4460ms</text:p>
          </table:table-cell>
          <table:table-cell office:value-type="float" office:value="8.01940000057221" calcext:value-type="float">
            <text:p>8.0194ms</text:p>
          </table:table-cell>
          <table:table-cell office:value-type="float" office:value="10.0978000164032" calcext:value-type="float">
            <text:p>10.0978m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696700036525726" calcext:value-type="float">
            <text:p>0.6967ms</text:p>
          </table:table-cell>
          <table:table-cell office:value-type="float" office:value="0.44489997625351" calcext:value-type="float">
            <text:p>0.4449ms</text:p>
          </table:table-cell>
          <table:table-cell office:value-type="float" office:value="7.68079996109009" calcext:value-type="float">
            <text:p>7.6808ms</text:p>
          </table:table-cell>
          <table:table-cell office:value-type="float" office:value="8.76310002803803" calcext:value-type="float">
            <text:p>8.7631m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804099977016449" calcext:value-type="float">
            <text:p>0.8041ms</text:p>
          </table:table-cell>
          <table:table-cell office:value-type="float" office:value="0.459199965000153" calcext:value-type="float">
            <text:p>0.4592ms</text:p>
          </table:table-cell>
          <table:table-cell office:value-type="float" office:value="7.68449997901917" calcext:value-type="float">
            <text:p>7.6845ms</text:p>
          </table:table-cell>
          <table:table-cell office:value-type="float" office:value="7.41200000047684" calcext:value-type="float">
            <text:p>7.4120m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431899964809418" calcext:value-type="float">
            <text:p>0.4319ms</text:p>
          </table:table-cell>
          <table:table-cell office:value-type="float" office:value="0.435000002384186" calcext:value-type="float">
            <text:p>0.4350ms</text:p>
          </table:table-cell>
          <table:table-cell office:value-type="float" office:value="8.67289996147156" calcext:value-type="float">
            <text:p>8.6729ms</text:p>
          </table:table-cell>
          <table:table-cell office:value-type="float" office:value="7.93339997529984" calcext:value-type="float">
            <text:p>7.9334m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480700016021729" calcext:value-type="float">
            <text:p>0.4807ms</text:p>
          </table:table-cell>
          <table:table-cell office:value-type="float" office:value="0.46560001373291" calcext:value-type="float">
            <text:p>0.4656ms</text:p>
          </table:table-cell>
          <table:table-cell office:value-type="float" office:value="8.07389998435974" calcext:value-type="float">
            <text:p>8.0739ms</text:p>
          </table:table-cell>
          <table:table-cell office:value-type="float" office:value="7.68480002880096" calcext:value-type="float">
            <text:p>7.6848ms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447399973869324" calcext:value-type="float">
            <text:p>0.4474ms</text:p>
          </table:table-cell>
          <table:table-cell office:value-type="float" office:value="0.448799967765808" calcext:value-type="float">
            <text:p>0.4488ms</text:p>
          </table:table-cell>
          <table:table-cell office:value-type="float" office:value="7.76179999113083" calcext:value-type="float">
            <text:p>7.7618ms</text:p>
          </table:table-cell>
          <table:table-cell office:value-type="float" office:value="7.89660000801086" calcext:value-type="float">
            <text:p>7.8966m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449999988079071" calcext:value-type="float">
            <text:p>0.4500ms</text:p>
          </table:table-cell>
          <table:table-cell office:value-type="float" office:value="0.434800028800964" calcext:value-type="float">
            <text:p>0.4348ms</text:p>
          </table:table-cell>
          <table:table-cell office:value-type="float" office:value="8.16539996862412" calcext:value-type="float">
            <text:p>8.1654ms</text:p>
          </table:table-cell>
          <table:table-cell office:value-type="float" office:value="8.05430001020432" calcext:value-type="float">
            <text:p>8.0543m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43860000371933" calcext:value-type="float">
            <text:p>0.4386ms</text:p>
          </table:table-cell>
          <table:table-cell office:value-type="float" office:value="0.443200051784515" calcext:value-type="float">
            <text:p>0.4432ms</text:p>
          </table:table-cell>
          <table:table-cell office:value-type="float" office:value="7.65869998931885" calcext:value-type="float">
            <text:p>7.6587ms</text:p>
          </table:table-cell>
          <table:table-cell office:value-type="float" office:value="7.58899998664856" calcext:value-type="float">
            <text:p>7.5890ms</text:p>
          </table:table-cell>
        </table:table-row>
        <table:table-row table:style-name="ro2">
          <table:table-cell/>
          <table:table-cell table:style-name="ce3" office:value-type="string" calcext:value-type="string">
            <text:p>Best</text:p>
          </table:table-cell>
          <table:table-cell table:formula="of:=MIN([.C3:.C22])" office:value-type="float" office:value="0.430299997329712" calcext:value-type="float">
            <text:p>0.4303ms</text:p>
          </table:table-cell>
          <table:table-cell table:formula="of:=MIN([.D3:.D22])" office:value-type="float" office:value="0.433899998664856" calcext:value-type="float">
            <text:p>0.4339ms</text:p>
          </table:table-cell>
          <table:table-cell table:formula="of:=MIN([.E3:.E22])" office:value-type="float" office:value="7.60869997739792" calcext:value-type="float">
            <text:p>7.6087ms</text:p>
          </table:table-cell>
          <table:table-cell table:formula="of:=MIN([.F3:.F22])" office:value-type="float" office:value="7.41200000047684" calcext:value-type="float">
            <text:p>7.4120ms</text:p>
          </table:table-cell>
        </table:table-row>
        <table:table-row table:style-name="ro2">
          <table:table-cell/>
          <table:table-cell table:style-name="ce4" office:value-type="string" calcext:value-type="string">
            <text:p>Worst</text:p>
          </table:table-cell>
          <table:table-cell table:formula="of:=MAX([.C3:.C22])" office:value-type="float" office:value="0.804099977016449" calcext:value-type="float">
            <text:p>0.8041ms</text:p>
          </table:table-cell>
          <table:table-cell table:formula="of:=MAX([.D3:.D22])" office:value-type="float" office:value="0.830900013446808" calcext:value-type="float">
            <text:p>0.8309ms</text:p>
          </table:table-cell>
          <table:table-cell table:formula="of:=MAX([.E3:.E22])" office:value-type="float" office:value="12.0228999853134" calcext:value-type="float">
            <text:p>12.0229ms</text:p>
          </table:table-cell>
          <table:table-cell table:formula="of:=MAX([.F3:.F22])" office:value-type="float" office:value="10.0978000164032" calcext:value-type="float">
            <text:p>10.0978ms</text:p>
          </table:table-cell>
        </table:table-row>
        <table:table-row table:style-name="ro2">
          <table:table-cell/>
          <table:table-cell table:style-name="ce5" office:value-type="string" calcext:value-type="string">
            <text:p>Average</text:p>
          </table:table-cell>
          <table:table-cell table:formula="of:=AVERAGE([.C3:.C22])" office:value-type="float" office:value="0.503969997167587" calcext:value-type="float">
            <text:p>0.5040ms</text:p>
          </table:table-cell>
          <table:table-cell table:formula="of:=AVERAGE([.D3:.D22])" office:value-type="float" office:value="0.516735002398491" calcext:value-type="float">
            <text:p>0.5167ms</text:p>
          </table:table-cell>
          <table:table-cell table:formula="of:=AVERAGE([.E3:.E22])" office:value-type="float" office:value="8.25659998655319" calcext:value-type="float">
            <text:p>8.2566ms</text:p>
          </table:table-cell>
          <table:table-cell table:formula="of:=AVERAGE([.F3:.F22])" office:value-type="float" office:value="8.03366499841213" calcext:value-type="float">
            <text:p>8.0337ms</text:p>
          </table:table-cell>
        </table:table-row>
        <table:table-row table:style-name="ro3">
          <table:table-cell/>
          <table:table-cell table:style-name="ce5" office:value-type="string" calcext:value-type="string">
            <text:p>Best %</text:p>
          </table:table-cell>
          <table:table-cell table:style-name="ce15" table:formula="of:=(([.C25]/[.C23])-1)" office:value-type="percentage" office:value="0.171206135940146" calcext:value-type="percentage">
            <text:p>17.12%</text:p>
          </table:table-cell>
          <table:table-cell table:style-name="ce15" table:formula="of:=(([.D25]/[.D23])-1)" office:value-type="percentage" office:value="0.190908052520223" calcext:value-type="percentage">
            <text:p>19.09%</text:p>
          </table:table-cell>
          <table:table-cell table:style-name="ce15" table:formula="of:=(([.E25]/[.E23])-1)" office:value-type="percentage" office:value="0.085152524226201" calcext:value-type="percentage">
            <text:p>8.52%</text:p>
          </table:table-cell>
          <table:table-cell table:style-name="ce15" table:formula="of:=(([.F25]/[.F23])-1)" office:value-type="percentage" office:value="0.0838727735962352" calcext:value-type="percentage">
            <text:p>8.39%</text:p>
          </table:table-cell>
        </table:table-row>
        <table:table-row table:style-name="ro3">
          <table:table-cell/>
          <table:table-cell table:style-name="ce5" office:value-type="string" calcext:value-type="string">
            <text:p>Worst %</text:p>
          </table:table-cell>
          <table:table-cell table:style-name="ce15" table:formula="of:=(([.C25]/[.C24])-1)" office:value-type="percentage" office:value="-0.373249581429502" calcext:value-type="percentage">
            <text:p>-37.32%</text:p>
          </table:table-cell>
          <table:table-cell table:style-name="ce15" table:formula="of:=(([.D25]/[.D24])-1)" office:value-type="percentage" office:value="-0.378102065187208" calcext:value-type="percentage">
            <text:p>-37.81%</text:p>
          </table:table-cell>
          <table:table-cell table:style-name="ce15" table:formula="of:=(([.E25]/[.E24])-1)" office:value-type="percentage" office:value="-0.31326052810561" calcext:value-type="percentage">
            <text:p>-31.33%</text:p>
          </table:table-cell>
          <table:table-cell table:style-name="ce15" table:formula="of:=(([.F25]/[.F24])-1)" office:value-type="percentage" office:value="-0.204414329323023" calcext:value-type="percentage">
            <text:p>-20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/>
      <number:seconds/>
    </number:time-style>
    <number:text-style style:name="N130">
      <number:text-content/>
      <number:text>ms</number:text>
    </number:text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2P0"/>
    </number:currency-style>
    <number:number-style style:name="N133P0" style:volatile="true">
      <number:number number:decimal-places="2" number:min-decimal-places="2" number:min-integer-digits="1" number:grouping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text-style style:name="N134">
      <number:text>-[$$-409]#,##0.00</number:text>
      <number:text-content/>
      <number:text>ms</number:text>
      <style:map style:condition="value()&lt;=1.7976931348623157E+308" style:apply-style-name="N134P0"/>
    </number:text-style>
    <number:text-style style:name="N135">
      <number:text>#,##0.00</number:text>
      <number:text-content/>
      <number:text>ms</number:text>
    </number:text-style>
    <number:number-style style:name="N136">
      <number:number number:decimal-places="2" number:min-decimal-places="2" number:min-integer-digits="1" number:grouping="true"/>
      <number:text>ms</number:text>
    </number:number-style>
    <number:number-style style:name="N137">
      <number:number number:decimal-places="2" number:min-decimal-places="2" number:min-integer-digits="1"/>
      <number:text>ms</number:text>
    </number:number-style>
    <number:number-style style:name="N138">
      <number:number number:decimal-places="6" number:min-decimal-places="6" number:min-integer-digits="1"/>
      <number:text>ms</number:text>
    </number:number-style>
    <number:number-style style:name="N139">
      <number:number number:decimal-places="4" number:min-decimal-places="4" number:min-integer-digits="1"/>
      <number:text>ms</number:text>
    </number:number-style>
    <number:text-style style:name="N140">
      <number:text-content/>
      <number:text>ms</number:text>
    </number:text-style>
    <number:currency-style style:name="N14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41P0"/>
    </number:currency-style>
    <number:number-style style:name="N142P0" style:volatile="true">
      <number:number number:decimal-places="2" number:min-decimal-places="2" number:min-integer-digits="1" number:grouping="true"/>
    </number:number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42P0"/>
    </number:currency-style>
    <number:number-style style:name="N143P0" style:volatile="true">
      <number:number number:decimal-places="2" number:min-decimal-places="2" number:min-integer-digits="1" number:grouping="true"/>
    </number:number-style>
    <number:text-style style:name="N143">
      <number:text>-[$$-409]#,##0.00</number:text>
      <number:text-content/>
      <number:text>ms</number:text>
      <style:map style:condition="value()&lt;=1.7976931348623157E+308" style:apply-style-name="N143P0"/>
    </number:text-style>
    <number:text-style style:name="N144">
      <number:text>#,##0.00</number:text>
      <number:text-content/>
      <number:text>ms</number:text>
    </number:text-style>
    <number:number-style style:name="N145">
      <number:scientific-number number:decimal-places="2" number:min-decimal-places="2" number:min-integer-digits="1" number:min-exponent-digits="0" number:exponent-interval="1" number:forced-exponent-sign="true"/>
      <number:text>ms</number:text>
    </number:number-style>
    <number:number-style style:name="N146">
      <number:scientific-number number:decimal-places="2" number:min-decimal-places="2" number:min-integer-digits="1" number:min-exponent-digits="0" number:exponent-interval="1" number:forced-exponent-sign="false"/>
      <number:text>ms</number:text>
    </number:number-style>
    <number:number-style style:name="N147">
      <number:scientific-number number:decimal-places="2" number:min-decimal-places="2" number:min-integer-digits="2" number:min-exponent-digits="0" number:exponent-interval="2" number:forced-exponent-sign="false"/>
      <number:text>m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9:15:33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2:11:10.303000000</meta:creation-date>
    <dc:date>2023-12-10T19:25:21.951000000</dc:date>
    <meta:editing-duration>PT47M58S</meta:editing-duration>
    <meta:editing-cycles>7</meta:editing-cycles>
    <meta:generator>LibreOffice/7.6.0.3$Windows_X86_64 LibreOffice_project/69edd8b8ebc41d00b4de3915dc82f8f0fc3b6265</meta:gener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2.399cm" svg:y="3.457cm" style:legend-expansion="high" chart:style-name="ch2"/>
        <chart:plot-area chart:style-name="ch3" table:cell-range-address="Sheet1.B2:Sheet1.F27" chart:data-source-has-labels="row" svg:x="0.32cm" svg:y="0.18cm" svg:width="11.759cm" svg:height="8.646cm">
          <chart:coordinate-region svg:x="2.264cm" svg:y="0.38cm" svg:width="9.62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7" chart:label-cell-address="Sheet1.C2:Sheet1.C2" chart:class="chart:scatter">
            <chart:domain table:cell-range-address="Sheet1.B3:Sheet1.B27"/>
            <chart:data-point chart:repeated="25"/>
          </chart:series>
          <chart:series chart:style-name="ch8" chart:values-cell-range-address="Sheet1.D3:Sheet1.D27" chart:label-cell-address="Sheet1.D2:Sheet1.D2" chart:class="chart:scatter">
            <chart:data-point chart:repeated="25"/>
          </chart:series>
          <chart:series chart:style-name="ch9" chart:values-cell-range-address="Sheet1.E3:Sheet1.E27" chart:label-cell-address="Sheet1.E2:Sheet1.E2" chart:class="chart:scatter">
            <chart:data-point chart:repeated="25"/>
          </chart:series>
          <chart:series chart:style-name="ch10" chart:values-cell-range-address="Sheet1.F3:Sheet1.F27" chart:label-cell-address="Sheet1.F2:Sheet1.F2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27</svg:desc>
                </draw:g>
              </table:table-cell>
              <table:table-cell office:value-type="float" office:value="0.441100001335144">
                <text:p>0.441100001335144</text:p>
                <draw:g>
                  <svg:desc>Sheet1.C3:Sheet1.C27</svg:desc>
                </draw:g>
              </table:table-cell>
              <table:table-cell office:value-type="float" office:value="0.793900012969971">
                <text:p>0.793900012969971</text:p>
                <draw:g>
                  <svg:desc>Sheet1.D3:Sheet1.D27</svg:desc>
                </draw:g>
              </table:table-cell>
              <table:table-cell office:value-type="float" office:value="10.7163000106812">
                <text:p>10.7163000106812</text:p>
                <draw:g>
                  <svg:desc>Sheet1.E3:Sheet1.E27</svg:desc>
                </draw:g>
              </table:table-cell>
              <table:table-cell office:value-type="float" office:value="7.68980002403259">
                <text:p>7.68980002403259</text:p>
                <draw:g>
                  <svg:desc>Sheet1.F3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70399975776672">
                <text:p>0.470399975776672</text:p>
              </table:table-cell>
              <table:table-cell office:value-type="float" office:value="0.830900013446808">
                <text:p>0.830900013446808</text:p>
              </table:table-cell>
              <table:table-cell office:value-type="float" office:value="12.0228999853134">
                <text:p>12.0228999853134</text:p>
              </table:table-cell>
              <table:table-cell office:value-type="float" office:value="8.33299994468689">
                <text:p>8.33299994468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86699998378754">
                <text:p>0.486699998378754</text:p>
              </table:table-cell>
              <table:table-cell office:value-type="float" office:value="0.450800001621246">
                <text:p>0.450800001621246</text:p>
              </table:table-cell>
              <table:table-cell office:value-type="float" office:value="8.05009996891022">
                <text:p>8.05009996891022</text:p>
              </table:table-cell>
              <table:table-cell office:value-type="float" office:value="7.66549998521805">
                <text:p>7.6654999852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0099976062775">
                <text:p>0.480099976062775</text:p>
              </table:table-cell>
              <table:table-cell office:value-type="float" office:value="0.443300008773804">
                <text:p>0.443300008773804</text:p>
              </table:table-cell>
              <table:table-cell office:value-type="float" office:value="7.79350000619888">
                <text:p>7.79350000619888</text:p>
              </table:table-cell>
              <table:table-cell office:value-type="float" office:value="7.9225999712944">
                <text:p>7.9225999712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36099946498871">
                <text:p>0.436099946498871</text:p>
              </table:table-cell>
              <table:table-cell office:value-type="float" office:value="0.738499999046326">
                <text:p>0.738499999046326</text:p>
              </table:table-cell>
              <table:table-cell office:value-type="float" office:value="7.84499996900559">
                <text:p>7.84499996900559</text:p>
              </table:table-cell>
              <table:table-cell office:value-type="float" office:value="8.09759998321533">
                <text:p>8.09759998321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42200005054474">
                <text:p>0.442200005054474</text:p>
              </table:table-cell>
              <table:table-cell office:value-type="float" office:value="0.433899998664856">
                <text:p>0.433899998664856</text:p>
              </table:table-cell>
              <table:table-cell office:value-type="float" office:value="7.60869997739792">
                <text:p>7.60869997739792</text:p>
              </table:table-cell>
              <table:table-cell office:value-type="float" office:value="7.95370000600815">
                <text:p>7.95370000600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6899962425232">
                <text:p>0.496899962425232</text:p>
              </table:table-cell>
              <table:table-cell office:value-type="float" office:value="0.438700020313263">
                <text:p>0.438700020313263</text:p>
              </table:table-cell>
              <table:table-cell office:value-type="float" office:value="7.64039999246597">
                <text:p>7.64039999246597</text:p>
              </table:table-cell>
              <table:table-cell office:value-type="float" office:value="7.50919997692108">
                <text:p>7.50919997692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47400033473969">
                <text:p>0.447400033473969</text:p>
              </table:table-cell>
              <table:table-cell office:value-type="float" office:value="0.82260000705719">
                <text:p>0.82260000705719</text:p>
              </table:table-cell>
              <table:table-cell office:value-type="float" office:value="8.25599998235703">
                <text:p>8.25599998235703</text:p>
              </table:table-cell>
              <table:table-cell office:value-type="float" office:value="8.94280004501343">
                <text:p>8.94280004501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5900044441223">
                <text:p>0.485900044441223</text:p>
              </table:table-cell>
              <table:table-cell office:value-type="float" office:value="0.440799951553345">
                <text:p>0.440799951553345</text:p>
              </table:table-cell>
              <table:table-cell office:value-type="float" office:value="7.71399998664856">
                <text:p>7.71399998664856</text:p>
              </table:table-cell>
              <table:table-cell office:value-type="float" office:value="7.74540001153946">
                <text:p>7.74540001153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63800013065338">
                <text:p>0.463800013065338</text:p>
              </table:table-cell>
              <table:table-cell office:value-type="float" office:value="0.452800035476685">
                <text:p>0.452800035476685</text:p>
              </table:table-cell>
              <table:table-cell office:value-type="float" office:value="7.97049999237061">
                <text:p>7.97049999237061</text:p>
              </table:table-cell>
              <table:table-cell office:value-type="float" office:value="7.69980001449585">
                <text:p>7.69980001449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30299997329712">
                <text:p>0.430299997329712</text:p>
              </table:table-cell>
              <table:table-cell office:value-type="float" office:value="0.46560001373291">
                <text:p>0.46560001373291</text:p>
              </table:table-cell>
              <table:table-cell office:value-type="float" office:value="7.70679998397827">
                <text:p>7.70679998397827</text:p>
              </table:table-cell>
              <table:table-cell office:value-type="float" office:value="7.68099999427795">
                <text:p>7.68099999427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9400019645691">
                <text:p>0.749400019645691</text:p>
              </table:table-cell>
              <table:table-cell office:value-type="float" office:value="0.44539999961853">
                <text:p>0.44539999961853</text:p>
              </table:table-cell>
              <table:table-cell office:value-type="float" office:value="8.09040004014969">
                <text:p>8.09040004014969</text:p>
              </table:table-cell>
              <table:table-cell office:value-type="float" office:value="8.00189995765686">
                <text:p>8.0018999576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9700009822845">
                <text:p>0.499700009822845</text:p>
              </table:table-cell>
              <table:table-cell office:value-type="float" office:value="0.445999979972839">
                <text:p>0.445999979972839</text:p>
              </table:table-cell>
              <table:table-cell office:value-type="float" office:value="8.01940000057221">
                <text:p>8.01940000057221</text:p>
              </table:table-cell>
              <table:table-cell office:value-type="float" office:value="10.0978000164032">
                <text:p>10.0978000164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96700036525726">
                <text:p>0.696700036525726</text:p>
              </table:table-cell>
              <table:table-cell office:value-type="float" office:value="0.44489997625351">
                <text:p>0.44489997625351</text:p>
              </table:table-cell>
              <table:table-cell office:value-type="float" office:value="7.68079996109009">
                <text:p>7.68079996109009</text:p>
              </table:table-cell>
              <table:table-cell office:value-type="float" office:value="8.76310002803803">
                <text:p>8.76310002803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4099977016449">
                <text:p>0.804099977016449</text:p>
              </table:table-cell>
              <table:table-cell office:value-type="float" office:value="0.459199965000153">
                <text:p>0.459199965000153</text:p>
              </table:table-cell>
              <table:table-cell office:value-type="float" office:value="7.68449997901917">
                <text:p>7.68449997901917</text:p>
              </table:table-cell>
              <table:table-cell office:value-type="float" office:value="7.41200000047684">
                <text:p>7.41200000047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1899964809418">
                <text:p>0.431899964809418</text:p>
              </table:table-cell>
              <table:table-cell office:value-type="float" office:value="0.435000002384186">
                <text:p>0.435000002384186</text:p>
              </table:table-cell>
              <table:table-cell office:value-type="float" office:value="8.67289996147156">
                <text:p>8.67289996147156</text:p>
              </table:table-cell>
              <table:table-cell office:value-type="float" office:value="7.93339997529984">
                <text:p>7.93339997529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80700016021729">
                <text:p>0.480700016021729</text:p>
              </table:table-cell>
              <table:table-cell office:value-type="float" office:value="0.46560001373291">
                <text:p>0.46560001373291</text:p>
              </table:table-cell>
              <table:table-cell office:value-type="float" office:value="8.07389998435974">
                <text:p>8.07389998435974</text:p>
              </table:table-cell>
              <table:table-cell office:value-type="float" office:value="7.68480002880096">
                <text:p>7.68480002880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7399973869324">
                <text:p>0.447399973869324</text:p>
              </table:table-cell>
              <table:table-cell office:value-type="float" office:value="0.448799967765808">
                <text:p>0.448799967765808</text:p>
              </table:table-cell>
              <table:table-cell office:value-type="float" office:value="7.76179999113083">
                <text:p>7.76179999113083</text:p>
              </table:table-cell>
              <table:table-cell office:value-type="float" office:value="7.89660000801086">
                <text:p>7.89660000801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9999988079071">
                <text:p>0.449999988079071</text:p>
              </table:table-cell>
              <table:table-cell office:value-type="float" office:value="0.434800028800964">
                <text:p>0.434800028800964</text:p>
              </table:table-cell>
              <table:table-cell office:value-type="float" office:value="8.16539996862412">
                <text:p>8.16539996862412</text:p>
              </table:table-cell>
              <table:table-cell office:value-type="float" office:value="8.05430001020432">
                <text:p>8.05430001020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3860000371933">
                <text:p>0.43860000371933</text:p>
              </table:table-cell>
              <table:table-cell office:value-type="float" office:value="0.443200051784515">
                <text:p>0.443200051784515</text:p>
              </table:table-cell>
              <table:table-cell office:value-type="float" office:value="7.65869998931885">
                <text:p>7.65869998931885</text:p>
              </table:table-cell>
              <table:table-cell office:value-type="float" office:value="7.58899998664856">
                <text:p>7.58899998664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430299997329712">
                <text:p>0.430299997329712</text:p>
              </table:table-cell>
              <table:table-cell office:value-type="float" office:value="0.433899998664856">
                <text:p>0.433899998664856</text:p>
              </table:table-cell>
              <table:table-cell office:value-type="float" office:value="7.60869997739792">
                <text:p>7.60869997739792</text:p>
              </table:table-cell>
              <table:table-cell office:value-type="float" office:value="7.41200000047684">
                <text:p>7.41200000047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804099977016449">
                <text:p>0.804099977016449</text:p>
              </table:table-cell>
              <table:table-cell office:value-type="float" office:value="0.830900013446808">
                <text:p>0.830900013446808</text:p>
              </table:table-cell>
              <table:table-cell office:value-type="float" office:value="12.0228999853134">
                <text:p>12.0228999853134</text:p>
              </table:table-cell>
              <table:table-cell office:value-type="float" office:value="10.0978000164032">
                <text:p>10.0978000164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03969997167587">
                <text:p>0.503969997167587</text:p>
              </table:table-cell>
              <table:table-cell office:value-type="float" office:value="0.516735002398491">
                <text:p>0.516735002398491</text:p>
              </table:table-cell>
              <table:table-cell office:value-type="float" office:value="8.25659998655319">
                <text:p>8.25659998655319</text:p>
              </table:table-cell>
              <table:table-cell office:value-type="float" office:value="8.03366499841213">
                <text:p>8.03366499841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171206135940146">
                <text:p>0.171206135940146</text:p>
              </table:table-cell>
              <table:table-cell office:value-type="float" office:value="0.190908052520223">
                <text:p>0.190908052520223</text:p>
              </table:table-cell>
              <table:table-cell office:value-type="float" office:value="0.085152524226201">
                <text:p>0.085152524226201</text:p>
              </table:table-cell>
              <table:table-cell office:value-type="float" office:value="0.0838727735962352">
                <text:p>0.0838727735962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-0.373249581429502">
                <text:p>-0.373249581429502</text:p>
              </table:table-cell>
              <table:table-cell office:value-type="float" office:value="-0.378102065187208">
                <text:p>-0.378102065187208</text:p>
              </table:table-cell>
              <table:table-cell office:value-type="float" office:value="-0.31326052810561">
                <text:p>-0.31326052810561</text:p>
              </table:table-cell>
              <table:table-cell office:value-type="float" office:value="-0.204414329323023">
                <text:p>-0.204414329323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legend chart:legend-position="end" svg:x="12.965cm" svg:y="3.457cm" style:legend-expansion="high" chart:style-name="ch2"/>
        <chart:plot-area chart:style-name="ch3" table:cell-range-address="Sheet1.B23:Sheet1.F25 Sheet1.C2:Sheet1.F2" chart:data-source-has-labels="both" svg:x="0.319cm" svg:y="0.18cm" svg:width="12.327cm" svg:height="8.646cm">
          <chart:coordinate-region svg:x="2.263cm" svg:y="0.38cm" svg:width="10.383cm" svg:height="7.799cm"/>
          <chart:axis chart:dimension="x" chart:name="primary-x" chart:style-name="ch4" chartooo:axis-type="auto">
            <chartooo:date-scale/>
            <chart:categories table:cell-range-address="Sheet1.B23:Sheet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25" chart:label-cell-address="Sheet1.C2:Sheet1.C2" chart:class="chart:bar">
            <chart:data-point chart:repeated="3"/>
          </chart:series>
          <chart:series chart:style-name="ch8" chart:values-cell-range-address="Sheet1.D23:Sheet1.D25" chart:label-cell-address="Sheet1.D2:Sheet1.D2" chart:class="chart:bar">
            <chart:data-point chart:repeated="3"/>
          </chart:series>
          <chart:series chart:style-name="ch9" chart:values-cell-range-address="Sheet1.E23:Sheet1.E25" chart:label-cell-address="Sheet1.E2:Sheet1.E2" chart:class="chart:bar">
            <chart:data-point chart:repeated="3"/>
          </chart:series>
          <chart:series chart:style-name="ch10" chart:values-cell-range-address="Sheet1.F23:Sheet1.F25" chart:label-cell-address="Sheet1.F2:Sheet1.F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B23:Sheet1.B25</svg:desc>
                </draw:g>
              </table:table-cell>
              <table:table-cell office:value-type="float" office:value="0.430299997329712">
                <text:p>0.430299997329712</text:p>
                <draw:g>
                  <svg:desc>Sheet1.C23:Sheet1.C25</svg:desc>
                </draw:g>
              </table:table-cell>
              <table:table-cell office:value-type="float" office:value="0.433899998664856">
                <text:p>0.433899998664856</text:p>
                <draw:g>
                  <svg:desc>Sheet1.D23:Sheet1.D25</svg:desc>
                </draw:g>
              </table:table-cell>
              <table:table-cell office:value-type="float" office:value="7.60869997739792">
                <text:p>7.60869997739792</text:p>
                <draw:g>
                  <svg:desc>Sheet1.E23:Sheet1.E25</svg:desc>
                </draw:g>
              </table:table-cell>
              <table:table-cell office:value-type="float" office:value="7.41200000047684">
                <text:p>7.41200000047684</text:p>
                <draw:g>
                  <svg:desc>Sheet1.F23:Sheet1.F2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0.804099977016449">
                <text:p>0.804099977016449</text:p>
              </table:table-cell>
              <table:table-cell office:value-type="float" office:value="0.830900013446808">
                <text:p>0.830900013446808</text:p>
              </table:table-cell>
              <table:table-cell office:value-type="float" office:value="12.0228999853134">
                <text:p>12.0228999853134</text:p>
              </table:table-cell>
              <table:table-cell office:value-type="float" office:value="10.0978000164032">
                <text:p>10.097800016403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503969997167587">
                <text:p>0.503969997167587</text:p>
              </table:table-cell>
              <table:table-cell office:value-type="float" office:value="0.516735002398491">
                <text:p>0.516735002398491</text:p>
              </table:table-cell>
              <table:table-cell office:value-type="float" office:value="8.25659998655319">
                <text:p>8.25659998655319</text:p>
              </table:table-cell>
              <table:table-cell office:value-type="float" office:value="8.03366499841213">
                <text:p>8.03366499841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